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FreeSans, Helvetica, sans-serif"/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771cm" fo:margin-left="-0.182cm" fo:margin-top="0cm" fo:margin-bottom="0cm" table:align="left"/>
    </style:style>
    <style:style style:name="Таблица1.A" style:family="table-column">
      <style:table-column-properties style:column-width="0.75cm"/>
    </style:style>
    <style:style style:name="Таблица1.B" style:family="table-column">
      <style:table-column-properties style:column-width="6.999cm"/>
    </style:style>
    <style:style style:name="Таблица1.C" style:family="table-column">
      <style:table-column-properties style:column-width="2.249cm"/>
    </style:style>
    <style:style style:name="Таблица1.E" style:family="table-column">
      <style:table-column-properties style:column-width="2.251cm"/>
    </style:style>
    <style:style style:name="Таблица1.F" style:family="table-column">
      <style:table-column-properties style:column-width="3.274cm"/>
    </style:style>
    <style:style style:name="Таблица1.1" style:family="table-row">
      <style:table-row-properties style:min-row-height="0.882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F1" style:family="table-cell">
      <style:table-cell-properties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94cm" style:keep-together="true" fo:keep-together="auto"/>
    </style:style>
    <style:style style:name="Таблица1.D2" style:family="table-cell" style:data-style-name="N0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F2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D3" style:family="table-cell" style:data-style-name="N0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F3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.4" style:family="table-row">
      <style:table-row-properties style:min-row-height="0.6cm" style:keep-together="true" fo:keep-together="auto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2" style:family="table">
      <style:table-properties style:width="17.981cm" fo:margin-left="-0.381cm" fo:margin-top="0cm" fo:margin-bottom="0cm" table:align="left"/>
    </style:style>
    <style:style style:name="Таблица2.A" style:family="table-column">
      <style:table-column-properties style:column-width="8.99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.905cm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center" style:justify-single-word="false" fo:text-indent="1.27cm" style:auto-text-indent="false">
        <style:tab-stops>
          <style:tab-stop style:position="1.905cm"/>
        </style:tab-stops>
      </style:paragraph-properties>
    </style:style>
    <style:style style:name="P8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9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style:font-name="Liberation Serif" fo:font-size="9pt" fo:font-weight="normal" style:font-name-asian="Liberation Serif1" style:font-size-asian="9pt" style:font-weight-asian="normal" style:font-name-complex="Liberation Serif1" style:font-size-complex="9pt"/>
    </style:style>
    <style:style style:name="P10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fo:color="#000000"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11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fo:color="#000000" style:font-name="Liberation Serif" fo:font-size="9pt" fo:font-weight="normal" style:font-name-asian="Liberation Serif1" style:font-size-asian="9pt" style:font-weight-asian="normal" style:font-name-complex="Liberation Serif1" style:font-size-complex="9pt"/>
    </style:style>
    <style:style style:name="P12" style:family="paragraph" style:parent-style-name="Standard">
      <style:paragraph-properties fo:margin-top="0cm" fo:margin-bottom="0.247cm" fo:line-height="120%" fo:text-align="center" style:justify-single-word="false"/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fo:font-variant="normal" fo:text-transform="none" fo:color="#000000" style:font-name="Arial1" fo:font-size="9pt" fo:letter-spacing="normal" fo:font-style="normal" fo:font-weight="bold" style:font-size-asian="9pt" style:font-weight-asian="bold" style:font-size-complex="9pt"/>
    </style:style>
    <style:style style:name="P14" style:family="paragraph" style:parent-style-name="Standard">
      <style:paragraph-properties fo:margin-left="0cm" fo:margin-right="0cm" fo:margin-top="0cm" fo:margin-bottom="0.247cm" fo:line-height="120%" fo:orphans="0" fo:widows="0" fo:text-indent="0.635cm" style:auto-text-indent="false"/>
    </style:style>
    <style:style style:name="P15" style:family="paragraph" style:parent-style-name="Standard">
      <style:paragraph-properties fo:margin-left="0.25cm" fo:margin-right="0cm" fo:margin-top="0cm" fo:margin-bottom="0.247cm" fo:line-height="120%" fo:text-align="center" style:justify-single-word="false" fo:orphans="0" fo:widows="0" fo:text-indent="-0.25cm" style:auto-text-indent="false"/>
    </style:style>
    <style:style style:name="P16" style:family="paragraph" style:parent-style-name="Standard">
      <style:paragraph-properties fo:margin-left="0.635cm" fo:margin-right="0cm" fo:margin-top="0cm" fo:margin-bottom="0.212cm" fo:line-height="120%" fo:orphans="0" fo:widows="0" fo:text-indent="0cm" style:auto-text-indent="false"/>
    </style:style>
    <style:style style:name="P17" style:family="paragraph" style:parent-style-name="Standard">
      <style:paragraph-properties fo:margin-left="1.249cm" fo:margin-right="0cm" fo:text-align="end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18" style:family="paragraph" style:parent-style-name="Standard" style:master-page-name="Standard">
      <style:paragraph-properties fo:margin-left="1.27cm" fo:margin-right="0cm" fo:text-align="center" style:justify-single-word="false" fo:text-indent="1.27cm" style:auto-text-indent="false" style:page-number="auto">
        <style:tab-stops>
          <style:tab-stop style:position="1.905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9" style:family="paragraph" style:parent-style-name="Standard" style:list-style-name="WWNum1">
      <style:paragraph-properties fo:margin-left="0.635cm" fo:margin-right="0cm" fo:margin-top="0cm" fo:margin-bottom="0.212cm" fo:line-height="120%" fo:orphans="0" fo:widows="0" fo:text-indent="-0.635cm" style:auto-text-indent="false"/>
      <style:text-properties fo:color="#000000" style:font-name="Liberation Serif" fo:font-size="9pt" fo:font-weight="normal" style:font-name-asian="Liberation Serif1" style:font-size-asian="9pt" style:font-weight-asian="normal" style:font-name-complex="Liberation Serif1" style:font-size-complex="9pt"/>
    </style:style>
    <style:style style:name="P20" style:family="paragraph" style:parent-style-name="Standard">
      <style:paragraph-properties fo:margin-top="0cm" fo:margin-bottom="0.247cm" fo:line-height="120%" fo:text-align="center" style:justify-single-word="false" fo:orphans="0" fo:widows="0"/>
      <style:text-properties fo:font-variant="normal" fo:text-transform="none" fo:color="#000000" style:font-name="Arial1" fo:font-size="9pt" fo:letter-spacing="normal" fo:font-style="normal" fo:font-weight="bold" style:font-size-asian="9pt" style:font-weight-asian="bold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color="#000000" fo:font-size="9pt" style:font-size-asian="9pt" style:font-size-complex="9pt"/>
    </style:style>
    <style:style style:name="T5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АКТ ПРИЕМА-СДАЧИ ОКАЗАННЫХ УСЛУГ № <text:span text:style-name="T5">DOC_ID</text:span>/<text:span text:style-name="T5">ACT_ID</text:span> ТН</text:p>
      <text:p text:style-name="P7"/>
      <text:p text:style-name="P5"/>
      <text:p text:style-name="P2">г. Белгород «<text:span text:style-name="T5">DAY</text:span>» <text:span text:style-name="T5">MONTH YEAR</text:span>г.</text:p>
      <text:p text:style-name="P6"><text:span text:style-name="T1">Общество с ограниченной ответственностью «Технологии надежности», именуемое в дальнейшем </text:span><text:span text:style-name="T2">«Заказчик»</text:span><text:span text:style-name="T1">, в лице Генерального директора Дубовицкого Александра Николаевича, действующего на основании Устава, с одной стороны, и </text:span></text:p>
      <text:p text:style-name="P6"><text:span text:style-name="T1">Индивидуального предпринимателя </text:span><text:span text:style-name="T3">USER_NAME</text:span><text:span text:style-name="T1">, действующего на основании Свидетельства серия 31 № 002439785, именуемого в дальнейшем </text:span><text:span text:style-name="T2">«Исполнитель»</text:span><text:span text:style-name="T1">, с другой стороны,</text:span><text:span text:style-name="T4"> составили настоящий Акт о нижеследующем:</text:span></text:p>
      <text:p text:style-name="P14"/>
      <text:list xml:id="list5917117684127598470" text:style-name="WWNum1">
        <text:list-item>
          <text:p text:style-name="P19">Настоящий Акт составлен в подтверждение того, что в соответствии с Договором 3/2015 ТН от 01.08.2015г. Исполнителем выполнены, а Заказчиком приняты результаты оказанных услуг за отчётный период <text:s/>с 01.02.2016 по 29.02.2016 г.</text:p>
        </text:list-item>
        <text:list-item>
          <text:p text:style-name="P19">Выполненные за отчетный период услуги и расчет их стоимости:</text:p>
        </text:list-item>
      </text:list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">№ п/п</text:p>
          </table:table-cell>
          <table:table-cell table:style-name="Таблица1.A1" office:value-type="string">
            <text:p text:style-name="P10">Наименование услуги (Задание Заказчика)</text:p>
          </table:table-cell>
          <table:table-cell table:style-name="Таблица1.A1" office:value-type="string">
            <text:p text:style-name="P10">Срок оказания услуг</text:p>
          </table:table-cell>
          <table:table-cell table:style-name="Таблица1.A1" office:value-type="string">
            <text:p text:style-name="P10">Длительность работ (часов)</text:p>
            <text:p text:style-name="P15"/>
          </table:table-cell>
          <table:table-cell table:style-name="Таблица1.A1" office:value-type="string">
            <text:p text:style-name="P10">Ставка (руб.)</text:p>
          </table:table-cell>
          <table:table-cell table:style-name="Таблица1.F1" office:value-type="string">
            <text:p text:style-name="P10">Стоимость (руб.)</text:p>
          </table:table-cell>
        </table:table-row>
        <table:table-row table:style-name="Таблица1.2"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13">Создание нового способа оплаты товара при получении для интернет-магазинов </text:p>
          </table:table-cell>
          <table:table-cell table:style-name="Таблица1.A1" office:value-type="string">
            <text:p text:style-name="P10">01.02.2016-29.02.2016</text:p>
          </table:table-cell>
          <table:table-cell table:style-name="Таблица1.D2" office:value-type="float" office:value="160">
            <text:p text:style-name="P11">160</text:p>
          </table:table-cell>
          <table:table-cell table:style-name="Таблица1.A1" office:value-type="string">
            <text:p text:style-name="P11">500</text:p>
          </table:table-cell>
          <table:table-cell table:style-name="Таблица1.F2" office:value-type="float" office:value="80000">
            <text:p text:style-name="P9">80000</text:p>
          </table:table-cell>
        </table:table-row>
        <table:table-row table:style-name="Таблица1.2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3">Доработка функционала <text:span text:style-name="T5">Cod-Gateway</text:span></text:p>
          </table:table-cell>
          <table:table-cell table:style-name="Таблица1.A3" office:value-type="string">
            <text:p text:style-name="P10">01.02.2016-29.02.2016</text:p>
          </table:table-cell>
          <table:table-cell table:style-name="Таблица1.D3" office:value-type="float" office:value="16">
            <text:p text:style-name="P11">16</text:p>
          </table:table-cell>
          <table:table-cell table:style-name="Таблица1.D3" office:value-type="float" office:value="750">
            <text:p text:style-name="P11">750</text:p>
          </table:table-cell>
          <table:table-cell table:style-name="Таблица1.F3" office:value-type="float" office:value="12000">
            <text:p text:style-name="P9">12000</text:p>
          </table:table-cell>
        </table:table-row>
        <table:table-row table:style-name="Таблица1.4">
          <table:table-cell table:style-name="Таблица1.A4" table:number-columns-spanned="5" office:value-type="string">
            <text:p text:style-name="P17">ИТОГО за отчетный период <text:s text:c="5"/></text:p>
          </table:table-cell>
          <table:covered-table-cell/>
          <table:covered-table-cell/>
          <table:covered-table-cell/>
          <table:covered-table-cell/>
          <table:table-cell table:style-name="Таблица1.F2" office:value-type="float" office:value="92000">
            <text:p text:style-name="P12">92000</text:p>
          </table:table-cell>
        </table:table-row>
      </table:table>
      <text:p text:style-name="P1"/>
      <text:list xml:id="list41688332" text:continue-numbering="true" text:style-name="WWNum1">
        <text:list-item>
          <text:p text:style-name="P19">Заказчик принимает оказанные Исполнителем услуги в полном объёме и признаёт, что услуги были выполнены Исполнителем с надлежащим качеством и в оговоренные сроки.</text:p>
        </text:list-item>
        <text:list-item>
          <text:p text:style-name="P19">Настоящим Актом Исполнитель передает Заказчику все права на результаты оказанных услуг, указанных в пунктах 1 и 2 настоящего Акта, в порядке, предусмотренном в Договоре № 3/2015 ТН от 01.08.2015. Стоимость вышеуказанных услуг и их результатов составила 92000(девяносто две тысячи) рублей РФ. НДС не облагается, в связи с применением Исполнителем упрощённой системы налогообложения (гл. 26.2. НК РФ).</text:p>
        </text:list-item>
        <text:list-item>
          <text:p text:style-name="P19">Стороны подтверждают, что вышеуказанные услуги были выполнены и что Стороны по вышеуказанным услугам претензий друг к другу не имеют.</text:p>
        </text:list-item>
        <text:list-item>
          <text:p text:style-name="P19">Настоящий Акт составлен в 2 (двух) экземплярах, по одному для каждой из Сторон, имеющих одинаковую юридическую силу.</text:p>
        </text:list-item>
      </text:list>
      <text:p text:style-name="P16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4">От Заказчика:</text:p>
            <text:p text:style-name="P3">Генеральный директор</text:p>
            <text:p text:style-name="P3">ООО " Технологии надежности "</text:p>
            <text:p text:style-name="P1"/>
            <text:p text:style-name="P3">______________ Дубовицкий А.Н.</text:p>
            <text:p text:style-name="P1"/>
          </table:table-cell>
          <table:table-cell table:style-name="Таблица2.A1" office:value-type="string">
            <text:p text:style-name="P4">От Исполнителя:</text:p>
            <text:p text:style-name="P3">Индивидуальный предприниматель<text:tab/></text:p>
            <text:p text:style-name="P1"/>
            <text:p text:style-name="P3"><text:tab/><text:tab/> </text:p>
            <text:p text:style-name="P3">_____________ Немыкин Р..В.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FreeSans, Helvetica, sans-serif"/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Liberation Serif" fo:font-size="12pt" fo:language="ru" fo:country="RU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fo:font-size="9pt" style:font-size-asian="9pt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3-24T21:50:52.12</dc:date>
    <meta:generator>OpenOffice/4.1.0$Win32 OpenOffice.org_project/410m18$Build-9764</meta:generator>
    <meta:editing-duration>PT27M20S</meta:editing-duration>
    <meta:editing-cycles>12</meta:editing-cycles>
    <dc:creator>crush </dc:creator>
    <meta:document-statistic meta:table-count="2" meta:image-count="0" meta:object-count="0" meta:page-count="1" meta:paragraph-count="38" meta:word-count="282" meta:character-count="2102"/>
  </office:meta>
</office:document-meta>
</file>